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999999" draw:fill="none" draw:textarea-vertical-align="middl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svg:stroke-color="#808080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svg:stroke-color="#808080" draw:fill-color="#cccccc" draw:opacity="50%" draw:textarea-horizontal-align="justify" draw:textarea-vertical-align="middle" draw:auto-grow-height="false" draw:shadow-opacity="50%"/>
    </style:style>
    <style:style style:name="pr1" style:family="presentation" style:parent-style-name="Default-subtitle">
      <style:graphic-properties draw:fill-color="#ffffff" draw:auto-grow-height="true" fo:min-height="6.848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outline1">
      <style:graphic-properties fo:min-height="11.932cm"/>
    </style:style>
    <style:style style:name="pr5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en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tyle="italic" style:font-style-asian="italic" style:font-style-complex="italic"/>
    </style:style>
    <style:style style:name="P5" style:family="paragraph">
      <style:paragraph-properties fo:text-align="center"/>
      <style:text-properties fo:color="#808080"/>
    </style:style>
    <style:style style:name="P6" style:family="paragraph">
      <style:text-properties style:font-name="Courier New"/>
    </style:style>
    <style:style style:name="P7" style:family="paragraph">
      <style:text-properties fo:font-size="20pt" style:font-size-asian="20pt" style:font-size-complex="20pt"/>
    </style:style>
    <style:style style:name="P8" style:family="paragraph">
      <style:text-properties fo:font-size="20pt"/>
    </style:style>
    <style:style style:name="T1" style:family="text">
      <style:text-properties fo:font-size="32pt" fo:font-style="italic" style:font-style-asian="italic" style:font-style-complex="italic"/>
    </style:style>
    <style:style style:name="T2" style:family="text">
      <style:text-properties fo:font-size="32pt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color="#cccccc"/>
    </style:style>
    <style:style style:name="T5" style:family="text">
      <style:text-properties fo:color="#808080"/>
    </style:style>
    <style:style style:name="T6" style:family="text">
      <style:text-properties fo:color="#000000"/>
    </style:style>
    <style:style style:name="T7" style:family="text">
      <style:text-properties style:font-name="Courier New"/>
    </style:style>
    <style:style style:name="T8" style:family="text">
      <style:text-properties style:font-name="Courier New" fo:font-weight="normal" style:font-weight-asian="normal" style:font-weight-complex="normal"/>
    </style:style>
    <style:style style:name="T9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13.587cm" svg:height="6.848cm" svg:x="7.202cm" svg:y="3.626cm" presentation:class="subtitle" presentation:user-transformed="true">
          <draw:text-box>
            <text:p text:style-name="P1"><text:span text:style-name="T1">pure</text:span></text:p>
            <text:p><text:span text:style-name="T2"/></text:p>
            <text:p text:style-name="P1"><text:span text:style-name="T1">functions</text:span></text:p>
          </draw:text-box>
        </draw:frame>
        <draw:line draw:style-name="gr1" draw:text-style-name="P3" draw:layer="layout" svg:x1="7.137cm" svg:y1="7.058cm" svg:x2="20.853cm" svg:y2="7.058cm">
          <text:p/>
        </draw:lin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-0.063cm" presentation:class="title" presentation:user-transformed="true">
          <draw:text-box>
            <text:p><text:span text:style-name="T3">pure functions <text:s/></text:span></text:p>
          </draw:text-box>
        </draw:frame>
        <draw:frame presentation:style-name="pr4" draw:layer="layout" svg:width="25.191cm" svg:height="12.182cm" svg:x="1.399cm" svg:y="4.215cm" presentation:class="outline" presentation:user-transformed="true">
          <draw:text-box>
            <text:list text:style-name="L2">
              <text:list-item>
                <text:p>It always evaluates the same result value given the same argument value(s)</text:p>
              </text:list-item>
              <text:list-item>
                <text:p><text:span text:style-name="T4">The result value cannot depend on any hidden information or state that may change as program execution proceeds or between different executions of the program</text:span></text:p>
              </text:list-item>
              <text:list-item>
                <text:p><text:span text:style-name="T4">It can not depend on any external input from I/O devices</text:span></text:p>
              </text:list-item>
            </text:list>
          </draw:text-box>
        </draw:frame>
        <draw:frame draw:style-name="gr3" draw:text-style-name="P5" draw:layer="layout" svg:width="8.382cm" svg:height="0.962cm" svg:x="12.222cm" svg:y="2.144cm">
          <draw:text-box>
            <text:p text:style-name="P3"><text:span text:style-name="T5">pjʊɚ <text:s/>fəŋkʃə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-0.063cm" presentation:class="title" presentation:user-transformed="true">
          <draw:text-box>
            <text:p><text:span text:style-name="T3">pure functions <text:s/></text:span></text:p>
          </draw:text-box>
        </draw:frame>
        <draw:frame presentation:style-name="pr4" draw:layer="layout" svg:width="25.191cm" svg:height="12.182cm" svg:x="1.399cm" svg:y="4.215cm" presentation:class="outline" presentation:user-transformed="true">
          <draw:text-box>
            <text:list text:style-name="L2">
              <text:list-item>
                <text:p><text:span text:style-name="T4">It always evaluates the same result value given the same argument value(s)</text:span></text:p>
              </text:list-item>
              <text:list-item>
                <text:p><text:span text:style-name="T6">The result value cannot depend on any hidden information or state that may change as program execution proceeds or between different executions of the program</text:span></text:p>
              </text:list-item>
              <text:list-item>
                <text:p><text:span text:style-name="T4">It can not depend on any external input from I/O devices</text:span></text:p>
              </text:list-item>
            </text:list>
          </draw:text-box>
        </draw:frame>
        <draw:frame draw:style-name="gr3" draw:text-style-name="P5" draw:layer="layout" svg:width="8.382cm" svg:height="0.962cm" svg:x="12.222cm" svg:y="2.144cm">
          <draw:text-box>
            <text:p text:style-name="P3"><text:span text:style-name="T5">pjʊɚ <text:s/>fəŋkʃə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1cm" svg:height="3.507cm" svg:x="1.399cm" svg:y="-0.063cm" presentation:class="title" presentation:user-transformed="true">
          <draw:text-box>
            <text:p><text:span text:style-name="T3">pure functions <text:s/></text:span></text:p>
          </draw:text-box>
        </draw:frame>
        <draw:frame presentation:style-name="pr4" draw:layer="layout" svg:width="25.191cm" svg:height="12.182cm" svg:x="1.399cm" svg:y="4.215cm" presentation:class="outline" presentation:user-transformed="true">
          <draw:text-box>
            <text:list text:style-name="L2">
              <text:list-item>
                <text:p><text:span text:style-name="T4">It always evaluates the same result value given the same argument value(s)</text:span></text:p>
              </text:list-item>
              <text:list-item>
                <text:p><text:span text:style-name="T4">The result value cannot depend on any hidden information or state that may change as program execution proceeds or between different executions of the program</text:span></text:p>
              </text:list-item>
              <text:list-item>
                <text:p><text:span text:style-name="T6">It can not depend on any external input from I/O devices</text:span></text:p>
              </text:list-item>
            </text:list>
          </draw:text-box>
        </draw:frame>
        <draw:frame draw:style-name="gr3" draw:text-style-name="P5" draw:layer="layout" svg:width="8.382cm" svg:height="0.962cm" svg:x="12.222cm" svg:y="2.144cm">
          <draw:text-box>
            <text:p text:style-name="P3"><text:span text:style-name="T5">pjʊɚ <text:s/>fəŋkʃə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-0.063cm" presentation:class="title" presentation:user-transformed="true">
          <draw:text-box>
            <text:p>ex:</text:p>
          </draw:text-box>
        </draw:frame>
        <draw:frame presentation:style-name="pr4" draw:text-style-name="P6" draw:layer="layout" svg:width="19.453cm" svg:height="6.171cm" svg:x="6.069cm" svg:y="6.115cm" presentation:class="outline" presentation:user-transformed="true">
          <draw:text-box>
            <text:p><text:span text:style-name="T7">int addOne(int value) {</text:span></text:p>
            <text:p><text:span text:style-name="T7"><text:s text:c="2"/></text:span><text:span text:style-name="T8">return</text:span><text:span text:style-name="T7"> value + 1;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-0.063cm" presentation:class="title" presentation:user-transformed="true">
          <draw:text-box>
            <text:p>impure:</text:p>
          </draw:text-box>
        </draw:frame>
        <draw:frame presentation:style-name="pr4" draw:text-style-name="P6" draw:layer="layout" svg:width="19.453cm" svg:height="6.171cm" svg:x="6.069cm" svg:y="6.115cm" presentation:class="outline" presentation:user-transformed="true">
          <draw:text-box>
            <text:p><text:span text:style-name="T7">void addOne(int *value) {</text:span></text:p>
            <text:p><text:span text:style-name="T7"><text:s text:c="2"/></text:span><text:span text:style-name="T8">*</text:span><text:span text:style-name="T7">value = *value = 1;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-0.063cm" presentation:class="title" presentation:user-transformed="true">
          <draw:text-box>
            <text:p>impure:</text:p>
          </draw:text-box>
        </draw:frame>
        <draw:frame presentation:style-name="pr4" draw:text-style-name="P6" draw:layer="layout" svg:width="19.453cm" svg:height="6.171cm" svg:x="6.069cm" svg:y="6.115cm" presentation:class="outline" presentation:user-transformed="true">
          <draw:text-box>
            <text:p><text:span text:style-name="T7">void addOne(int *value) {</text:span></text:p>
            <text:p><text:span text:style-name="T7"><text:s text:c="2"/></text:span><text:span text:style-name="T8">*</text:span><text:span text:style-name="T7">value = *value = 1;</text:span></text:p>
            <text:p><text:span text:style-name="T7">}</text:span></text:p>
          </draw:text-box>
        </draw:frame>
        <draw:custom-shape draw:style-name="gr4" draw:text-style-name="P3" draw:layer="layout" svg:width="2.286cm" svg:height="3.556cm" draw:transform="rotate (0.665144977935039) translate (9.398cm 10.41cm)">
          <text:p/>
          <draw:enhanced-geometry svg:viewBox="0 0 21600 21600" draw:text-areas="?f0 ?f7 ?f2 21600" draw:type="up-arrow" draw:modifiers="10147.2026989036 4936.9693561990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7" draw:layer="layout" svg:width="10.922cm" svg:height="1.038cm" svg:x="12.924cm" svg:y="12.6cm">
          <draw:text-box>
            <text:p><text:span text:style-name="T9">The argument is mutate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-0.063cm" presentation:class="title" presentation:user-transformed="true">
          <draw:text-box>
            <text:p>impure 2:</text:p>
          </draw:text-box>
        </draw:frame>
        <draw:frame presentation:style-name="pr4" draw:text-style-name="P6" draw:layer="layout" svg:width="23.114cm" svg:height="11.251cm" svg:x="3.048cm" svg:y="4.243cm" presentation:class="outline" presentation:user-transformed="true">
          <draw:text-box>
            <text:p><text:span text:style-name="T7">int addOne(int value) {</text:span></text:p>
            <text:p><text:span text:style-name="T7"><text:s text:c="2"/></text:span><text:span text:style-name="T7">i</text:span><text:span text:style-name="T8">nt newValue =</text:span><text:span text:style-name="T7"> value + 1;</text:span></text:p>
            <text:p><text:span text:style-name="T7"><text:s text:c="2"/></text:span><text:span text:style-name="T7">file.write(</text:span><text:span text:style-name="T8">newValue</text:span><text:span text:style-name="T7">);</text:span></text:p>
            <text:p><text:span text:style-name="T7"><text:s text:c="2"/></text:span><text:span text:style-name="T7">return newValue;</text:span></text:p>
            <text:p><text:span text:style-name="T7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-0.063cm" presentation:class="title" presentation:user-transformed="true">
          <draw:text-box>
            <text:p>impure 2:</text:p>
          </draw:text-box>
        </draw:frame>
        <draw:frame presentation:style-name="pr4" draw:text-style-name="P6" draw:layer="layout" svg:width="23.114cm" svg:height="11.251cm" svg:x="3.048cm" svg:y="4.243cm" presentation:class="outline" presentation:user-transformed="true">
          <draw:text-box>
            <text:p><text:span text:style-name="T7">int addOne(int value) {</text:span></text:p>
            <text:p><text:span text:style-name="T7"><text:s text:c="2"/></text:span><text:span text:style-name="T7">i</text:span><text:span text:style-name="T8">nt newValue =</text:span><text:span text:style-name="T7"> value + 1;</text:span></text:p>
            <text:p><text:span text:style-name="T7"><text:s text:c="2"/></text:span><text:span text:style-name="T7">file.write(</text:span><text:span text:style-name="T8">newValue</text:span><text:span text:style-name="T7">);</text:span></text:p>
            <text:p><text:span text:style-name="T7"><text:s text:c="2"/></text:span><text:span text:style-name="T7">return newValue;</text:span></text:p>
            <text:p><text:span text:style-name="T7">}</text:span></text:p>
          </draw:text-box>
        </draw:frame>
        <draw:custom-shape draw:style-name="gr5" draw:text-style-name="P3" draw:layer="layout" svg:width="2.286cm" svg:height="3.556cm" draw:transform="rotate (0.665144977935039) translate (10.006cm 10.347cm)">
          <text:p/>
          <draw:enhanced-geometry svg:viewBox="0 0 21600 21600" draw:text-areas="?f0 ?f7 ?f2 21600" draw:type="up-arrow" draw:modifiers="10147.2026989036 4936.9693561990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7" draw:layer="layout" svg:width="10.922cm" svg:height="1.825cm" svg:x="13.224cm" svg:y="12.5cm">
          <draw:text-box>
            <text:p><text:span text:style-name="T9">Could fail making the function non deterministic and imp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-0.063cm" presentation:class="title" presentation:user-transformed="true">
          <draw:text-box>
            <text:p>impure 2:</text:p>
          </draw:text-box>
        </draw:frame>
        <draw:frame presentation:style-name="pr4" draw:text-style-name="P6" draw:layer="layout" svg:width="23.114cm" svg:height="11.251cm" svg:x="3.048cm" svg:y="4.243cm" presentation:class="outline" presentation:user-transformed="true">
          <draw:text-box>
            <text:p><text:span text:style-name="T7">int addOne(int value) {</text:span></text:p>
            <text:p><text:span text:style-name="T7"><text:s text:c="2"/></text:span><text:span text:style-name="T7">i</text:span><text:span text:style-name="T8">nt newValue =</text:span><text:span text:style-name="T7"> value + 1;</text:span></text:p>
            <text:p><text:span text:style-name="T7"><text:s text:c="2"/></text:span><text:span text:style-name="T7">file.write(</text:span><text:span text:style-name="T8">newValue</text:span><text:span text:style-name="T7">);</text:span></text:p>
            <text:p><text:span text:style-name="T7"><text:s text:c="2"/></text:span><text:span text:style-name="T7">return newValue;</text:span></text:p>
            <text:p><text:span text:style-name="T7">}</text:span></text:p>
          </draw:text-box>
        </draw:frame>
        <draw:custom-shape draw:style-name="gr5" draw:text-style-name="P3" draw:layer="layout" svg:width="2.286cm" svg:height="3.556cm" draw:transform="rotate (0.449073216538141) translate (4.875cm 10.189cm)">
          <text:p/>
          <draw:enhanced-geometry svg:viewBox="0 0 21600 21600" draw:text-areas="?f0 ?f7 ?f2 21600" draw:type="up-arrow" draw:modifiers="10147.2026989036 4936.96935619904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text-style-name="P7" draw:layer="layout" svg:width="10.922cm" svg:height="1.038cm" svg:x="7.388cm" svg:y="12.862cm">
          <draw:text-box>
            <text:p><text:span text:style-name="T9">Using a hidden stat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advantages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Easy to test</text:p>
              </text:list-item>
              <text:list-item>
                <text:p>Easy to reuse</text:p>
              </text:list-item>
              <text:list-item>
                <text:p>Easy to reason about (read, understand)</text:p>
              </text:list-item>
              <text:list-item>
                <text:p>Perfect for use in multithreadin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testabilit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You do not need to mock hidden state resulting in smaller and faster tests</text:p>
              </text:list-item>
              <text:list-item>
                <text:p>You only need to focus and arguments and return values</text:p>
              </text:list-item>
              <text:list-item>
                <text:p>Tests that are not mocked are executed faster than mocked ones. For hundreds of tests it will matt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usabilit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Usually smaller blocks of code that can just be copied out and reused in another context</text:p>
              </text:list-item>
              <text:list-item>
                <text:p>Easy to understand and reason about so you are less likely to feel that you need to write your ow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readability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When a pure function is used you know that it will not modify anything making it easier to read that code</text:p>
              </text:list-item>
              <text:list-item>
                <text:p>When you read a pure function your brain does not have to keep external state in min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ultithreading</text:p>
          </draw:text-box>
        </draw:frame>
        <draw:frame presentation:style-name="pr4" draw:layer="layout" svg:width="25.191cm" svg:height="12.182cm" svg:x="1.399cm" svg:y="4.915cm" presentation:class="outline">
          <draw:text-box>
            <text:list text:style-name="L2">
              <text:list-item>
                <text:p>A pure function does not mutate it's argument or make use of any hidden state so its easier to use in a multithreaded context without having to resort to synchroniz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1cm" svg:height="3.507cm" svg:x="1.399cm" svg:y="0.837cm" presentation:class="title">
          <draw:text-box>
            <text:p>more</text:p>
          </draw:text-box>
        </draw:frame>
        <draw:frame presentation:style-name="pr4" draw:layer="layout" svg:width="25.191cm" svg:height="12.182cm" svg:x="1.399cm" svg:y="4.915cm" presentation:class="outline" presentation:user-transformed="true">
          <draw:text-box>
            <text:list text:style-name="L2">
              <text:list-item>
                <text:p><text:a xlink:href="https://github.com/PerArneng/pfnomock" xlink:type="simple">https://github.com/PerArneng/pfnomock</text:a></text:p>
                <text:p>A repo showing a pure and non pure function for handling transfers between accounts and what that means in terms of testing with and without mockin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" svg:font-family="'Courier New'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1" svg:font-family="'Arial Unicode M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eeeee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fill-image-width="0cm" draw:fill-image-height="0cm" draw:textarea-vertical-align="middle" draw:shadow="visib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color="#cccccc" fo:font-size="96pt" style:font-size-asian="96pt" style:font-size-complex="96pt"/>
    </style:style>
    <style:style style:name="MP5" style:family="paragraph">
      <style:text-properties fo:color="#cccccc" fo:font-style="italic" style:font-style-asian="italic" style:font-style-complex="italic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cccccc" style:font-name="Liberation Sans3" fo:font-size="96pt" style:font-name-asian="Liberation Sans3" style:font-size-asian="96pt" style:font-name-complex="Liberation Sans3" style:font-size-complex="96pt"/>
    </style:style>
    <style:style style:name="MT3" style:family="text">
      <style:text-properties fo:color="#cccccc" fo:font-style="italic" style:font-style-asian="italic" style:font-style-complex="italic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8.034cm" svg:height="4.036cm" svg:x="1.116cm" svg:y="16.98cm">
        <draw:text-box>
          <text:p><text:span text:style-name="MT2">λ</text:span></text:p>
        </draw:text-box>
      </draw:frame>
      <draw:frame draw:style-name="Mgr3" draw:text-style-name="MP5" draw:layer="backgroundobjects" svg:width="15.494cm" svg:height="0.962cm" svg:x="14.794cm" svg:y="19.458cm">
        <draw:text-box>
          <text:p><text:span text:style-name="MT3">pure functions by <text:s/>Per Arneng 2015-02-08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08T08:46:39.004315000</meta:creation-date>
    <dc:date>2015-02-08T10:30:36.839956000</dc:date>
    <meta:editing-duration>PT1H37M14S</meta:editing-duration>
    <meta:editing-cycles>13</meta:editing-cycles>
    <meta:generator>LibreOffice/4.2.1.1$MacOSX_X86_64 LibreOffice_project/d7dbbd7842e6a58b0f521599204e827654e1fb8b</meta:generator>
    <meta:document-statistic meta:object-count="96"/>
  </office:meta>
</office:document-meta>
</file>